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4.445cm" svg:x="1.635cm" svg:y="1.635cm">
          <text:p text:style-name="P1">Instrument</text:p>
          <text:p text:style-name="P1">Index</text:p>
          <text:p text:style-name="P1">HT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ircle draw:style-name="gr2" draw:text-style-name="P1" xml:id="id2" draw:id="id2" draw:layer="layout" svg:width="3.81cm" svg:height="3.81cm" svg:x="7.985cm" svg:y="1.635cm">
          <text:p text:style-name="P1">scrape.py</text:p>
        </draw:circle>
        <draw:circle draw:style-name="gr2" draw:text-style-name="P1" xml:id="id4" draw:id="id4" draw:layer="layout" svg:width="3.81cm" svg:height="3.81cm" svg:x="11.16cm" svg:y="7.985cm">
          <text:p text:style-name="P1">convert_index.py</text:p>
        </draw:circle>
        <draw:connector draw:style-name="gr3" draw:text-style-name="P1" draw:layer="layout" draw:type="line" svg:x1="6.08cm" svg:y1="3.858cm" svg:x2="7.985cm" svg:y2="3.54cm" draw:start-shape="id1" draw:start-glue-point="7" draw:end-shape="id2" svg:d="m6080 3858 1905-318">
          <text:p/>
        </draw:connector>
        <draw:connector draw:style-name="gr3" draw:text-style-name="P1" draw:layer="layout" draw:type="line" svg:x1="11.795cm" svg:y1="3.54cm" svg:x2="13.7cm" svg:y2="3.858cm" draw:start-shape="id2" draw:start-glue-point="1" draw:end-shape="id3" draw:end-glue-point="5" svg:d="m11795 3540 1905 318">
          <text:p/>
        </draw:connector>
        <draw:connector draw:style-name="gr3" draw:text-style-name="P1" draw:layer="layout" draw:type="line" svg:x1="15.923cm" svg:y1="5.817cm" svg:x2="13.065cm" svg:y2="7.985cm" draw:start-shape="id3" draw:start-glue-point="6" draw:end-shape="id4" draw:end-glue-point="0" svg:d="m15923 5817-2858 2168">
          <text:p/>
        </draw:connector>
        <draw:custom-shape draw:style-name="gr1" draw:text-style-name="P1" xml:id="id3" draw:id="id3" draw:layer="layout" svg:width="4.445cm" svg:height="4.445cm" svg:x="13.7cm" svg:y="1.635cm">
          <text:p text:style-name="P1">Instrument</text:p>
          <text:p text:style-name="P1">Index</text:p>
          <text:p text:style-name="P1">Table XML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 xml:id="id5" draw:id="id5">
          <draw:custom-shape draw:style-name="gr1" draw:text-style-name="P1" draw:layer="layout" svg:width="4.445cm" svg:height="4.445cm" svg:x="12.43cm" svg:y="13.7cm">
            <text:p text:style-name="P1">File Map</text:p>
            <text:p text:style-name="P1">Table XML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1" draw:text-style-name="P1" xml:id="id8" draw:id="id8" draw:layer="layout" svg:width="4.445cm" svg:height="4.445cm" svg:x="6.08cm" svg:y="13.7cm">
          <text:p text:style-name="P1">Instrument</text:p>
          <text:p text:style-name="P1">Context</text:p>
          <text:p text:style-name="P1">Rmap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3.065cm" svg:y1="11.795cm" svg:x2="14.652cm" svg:y2="13.7cm" draw:start-shape="id4" draw:start-glue-point="2" draw:end-shape="id5" svg:d="m13065 11795 1587 1905">
          <text:p/>
        </draw:connector>
        <draw:circle draw:style-name="gr2" draw:text-style-name="P1" xml:id="id6" draw:id="id6" draw:layer="layout" svg:width="4.445cm" svg:height="4.445cm" svg:x="19.415cm" svg:y="7.985cm">
          <text:p text:style-name="P1">rmap.py</text:p>
        </draw:circle>
        <draw:connector draw:style-name="gr3" draw:text-style-name="P1" draw:layer="layout" draw:type="line" svg:x1="15.923cm" svg:y1="5.817cm" svg:x2="21.637cm" svg:y2="7.985cm" draw:start-shape="id3" draw:start-glue-point="6" draw:end-shape="id6" draw:end-glue-point="0" svg:d="m15923 5817 5714 2168">
          <text:p/>
        </draw:connector>
        <draw:connector draw:style-name="gr3" draw:text-style-name="P1" draw:layer="layout" draw:type="line" svg:x1="14.652cm" svg:y1="13.7cm" svg:x2="19.415cm" svg:y2="10.207cm" draw:start-shape="id5" draw:start-glue-point="0" draw:end-shape="id6" draw:end-glue-point="3" svg:d="m14652 13700 4763-3493">
          <text:p/>
        </draw:connector>
        <draw:g>
          <draw:custom-shape draw:style-name="gr1" draw:text-style-name="P1" xml:id="id7" draw:id="id7" draw:layer="layout" svg:width="4.445cm" svg:height="4.445cm" svg:x="19.415cm" svg:y="14.97cm">
            <text:p text:style-name="P1">Instrument</text:p>
            <text:p text:style-name="P1">Context</text:p>
            <text:p text:style-name="P1">Rmap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3" draw:text-style-name="P1" draw:layer="layout" draw:type="line" svg:x1="21.637cm" svg:y1="12.43cm" svg:x2="21.638cm" svg:y2="14.97cm" draw:start-shape="id6" draw:start-glue-point="2" draw:end-shape="id7" draw:end-glue-point="4" svg:d="m21637 12430 1 2540">
            <text:p/>
          </draw:connector>
          <draw:custom-shape draw:style-name="gr1" draw:text-style-name="P1" draw:layer="layout" svg:width="4.445cm" svg:height="4.445cm" svg:x="20.685cm" svg:y="15.605cm">
            <text:p text:style-name="P1">Instrument</text:p>
            <text:p text:style-name="P1">Context</text:p>
            <text:p text:style-name="P1">Rmap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onnector draw:style-name="gr3" draw:text-style-name="P1" draw:layer="layout" draw:type="line" svg:x1="13.065cm" svg:y1="11.795cm" svg:x2="8.303cm" svg:y2="13.7cm" draw:start-shape="id4" draw:start-glue-point="2" draw:end-shape="id8" draw:end-glue-point="4" svg:d="m13065 11795-4762 1905">
          <text:p/>
        </draw:connector>
        <draw:custom-shape draw:style-name="gr1" draw:text-style-name="P1" draw:layer="layout" svg:width="4.445cm" svg:height="4.445cm" svg:x="1.635cm" svg:y="7.35cm">
          <text:p text:style-name="P1">Instrument</text:p>
          <text:p text:style-name="P1">Index</text:p>
          <text:p text:style-name="P1">HTML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9" draw:id="id9" draw:layer="layout" svg:width="4.445cm" svg:height="4.445cm" svg:x="2.27cm" svg:y="7.985cm">
          <text:p text:style-name="P1">File map</text:p>
          <text:p text:style-name="P1">HTML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6.715cm" svg:y1="10.208cm" svg:x2="11.16cm" svg:y2="9.89cm" draw:start-shape="id9" draw:start-glue-point="7" draw:end-shape="id4" svg:d="m6715 10208 4445-3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dd Miller</meta:initial-creator>
    <meta:creation-date>2011-02-25T07:35:04</meta:creation-date>
    <meta:editing-cycles>2</meta:editing-cycles>
    <meta:editing-duration>PT7M52S</meta:editing-duration>
    <dc:date>2011-02-25T08:04:19</dc:date>
    <dc:creator>Todd Miller</dc:creator>
    <meta:generator>OpenOffice.org/3.3$Linux OpenOffice.org_project/330m20$Build-9567</meta:generator>
    <meta:document-statistic meta:object-count="22"/>
  </office:meta>
</office:document-meta>
</file>